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7">
      <style:paragraph-properties fo:margin-top="0cm" fo:margin-bottom="0cm" style:contextual-spacing="false"/>
      <style:text-properties officeooo:rsid="00180f68" officeooo:paragraph-rsid="00180f68"/>
    </style:style>
    <style:style style:name="P2" style:family="paragraph" style:parent-style-name="Text_20_body" style:list-style-name="L7"/>
    <style:style style:name="P3" style:family="paragraph" style:parent-style-name="Text_20_body" style:list-style-name="L7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7">
        <text:list-item>
          <text:p text:style-name="P3">Cables and connectors: </text:p>
        </text:list-item>
        <text:list-item>
          <text:p text:style-name="P3">Network interface cards (NICs): </text:p>
        </text:list-item>
        <text:list-item>
          <text:p text:style-name="P1">Antenna:</text:p>
        </text:list-item>
        <text:list-item>
          <text:p text:style-name="P3">Hubs, repeaters, and other physical layer devices: </text:p>
        </text:list-item>
        <text:list-item>
          <text:p text:style-name="P3">Transmitters and receivers:</text:p>
        </text:list-item>
        <text:list-item>
          <text:p text:style-name="P3">Encoding and modulation:</text:p>
        </text:list-item>
        <text:list-item>
          <text:p text:style-name="P2">Physical topologies: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30T14:01:20.656000000</meta:creation-date>
    <dc:date>2024-05-11T19:25:44.583000000</dc:date>
    <meta:editing-duration>PT8M58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7" meta:word-count="30" meta:character-count="201" meta:non-whitespace-character-count="180"/>
  </office:meta>
</office:document-meta>
</file>